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5.160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2.7016in"/>
    </style:style>
    <style:style style:name="co8" style:family="table-column">
      <style:table-column-properties fo:break-before="auto" style:column-width="3.1555in"/>
    </style:style>
    <style:style style:name="co9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JDBC Type</text:p>
          </table:table-cell>
          <table:table-cell table:style-name="ce1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Java Object Type</text:p>
          </table:table-cell>
          <table:table-cell table:style-name="ce1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3"/>
        <table:table-column table:style-name="co9" table:default-cell-style-name="ce13"/>
        <table:table-row table:style-name="ro1">
          <table:table-cell table:style-name="ce3" office:value-type="string" calcext:value-type="string">
            <text:p>JDBC Type</text:p>
          </table:table-cell>
          <table:table-cell table:style-name="ce3" office:value-type="string" calcext:value-type="string">
            <text:p>Java Object Type</text:p>
          </table:table-cell>
          <table:table-cell table:style-name="ce3" office:value-type="string" calcext:value-type="string">
            <text:p>SQ type</text:p>
          </table:table-cell>
          <table:table-cell table:style-name="ce3" office:value-type="string" calcext:value-type="string">
            <text:p>Special note</text:p>
          </table:table-cell>
        </table:table-row>
        <table:table-row table:style-name="ro1">
          <table:table-cell table:style-name="ce4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table:style-name="ce5" office:value-type="string" calcext:value-type="string">
            <text:p>VARCHAR</text:p>
          </table:table-cell>
          <table:covered-table-cell table:number-columns-repeated="2"/>
          <table:table-cell/>
        </table:table-row>
        <table:table-row table:style-name="ro1">
          <table:table-cell table:style-name="ce6" office:value-type="string" calcext:value-type="string">
            <text:p>LONGVARCHAR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NCHAR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NVARCHAR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LONGN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table:style-name="ce13" office:value-type="string" calcext:value-type="string">
            <text:p>DECIMAL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 office:value-type="string" calcext:value-type="string">
            <text:p>Read Integer as 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 office:value-type="string" calcext:value-type="string">
            <text:p>Read Integer as 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BIG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covered-table-cell/>
          <table:table-cell table:style-name="ce13"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table:style-name="ce13"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ByteArray, ByteArray&gt;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covered-table-cell table:number-columns-repeated="2"/>
          <table:table-cell/>
        </table:table-row>
        <table:table-row table:style-name="ro1">
          <table:table-cell table:style-name="ce13" office:value-type="string" calcext:value-type="string">
            <text:p>LONGVARBINAR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>
            <text:p>java.sql.Date</text:p>
          </table:table-cell>
          <table:table-cell office:value-type="string" calcext:value-type="string">
            <text:p>&lt;java.sql.Date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sql.Timestamp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table:style-name="ce2" office:value-type="string" calcext:value-type="string">
            <text:p>java.sql.Time</text:p>
          </table:table-cell>
          <table:table-cell office:value-type="string" calcext:value-type="string">
            <text:p>&lt;java.sql.Time, java.sql.Time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sql.Time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TIMESTAMP</text:p>
          </table:table-cell>
          <table:table-cell table:style-name="ce2" office:value-type="string" calcext:value-type="string">
            <text:p>java.sql.Timestamp</text:p>
          </table:table-cell>
          <table:table-cell office:value-type="string" calcext:value-type="string">
            <text:p>&lt;java.sql.Timestamp, java.sql.Timestamp&gt;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java.util.Calendar</text:p>
          </table:table-cell>
          <table:table-cell office:value-type="string" calcext:value-type="string">
            <text:p>&lt;java.util.Calendar, java.sql.Timestamp&gt;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java.util.Date</text:p>
          </table:table-cell>
          <table:table-cell office:value-type="string" calcext:value-type="string">
            <text:p><text:span text:style-name="T1">&lt;java.util.Date</text:span>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TIME_WITH_TIMEZONE</text:p>
          </table:table-cell>
          <table:table-cell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sql.Time&gt;</text:p>
          </table:table-cell>
          <table:table-cell office:value-type="string" calcext:value-type="string">
            <text:p>Reading from TIME</text:p>
          </table:table-cell>
        </table:table-row>
        <table:table-row table:style-name="ro1">
          <table:table-cell office:value-type="string" calcext:value-type="string">
            <text:p>TIMESTAMP_WITH_TIMEZONE</text:p>
          </table:table-cell>
          <table:table-cell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sql.Timestamp&gt;</text:p>
          </table:table-cell>
          <table:table-cell office:value-type="string" calcext:value-type="string">
            <text:p>Reading from TIMESTAMP</text:p>
          </table:table-cell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 office:value-type="string" calcext:value-type="string">
            <text:p>&lt;java.sql.Clob, java.sql.Clob&gt;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 office:value-type="string" calcext:value-type="string">
            <text:p>&lt;java.sql.NClob, java.sql.Clob&gt;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 office:value-type="string" calcext:value-type="string">
            <text:p>&lt;java.sql.Blob, java.sql.Blob&gt;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3-04-10T18:42:17.228055385</dc:date>
    <meta:editing-duration>P5DT11H26M16S</meta:editing-duration>
    <meta:editing-cycles>50</meta:editing-cycles>
    <meta:generator>LibreOffice/7.3.7.2$Linux_X86_64 LibreOffice_project/30$Build-2</meta:generator>
    <meta:document-statistic meta:table-count="3" meta:cell-count="232" meta:object-count="0"/>
  </office:meta>
</office:document-meta>
</file>